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9650c8" loext:opacity="100%" style:font-name="Droid Sans Mono" fo:font-size="10.5pt" fo:font-weight="bold" fo:background-color="#fffffe"/>
    </style:style>
    <style:style style:name="P3" style:family="paragraph" style:parent-style-name="Standard">
      <style:paragraph-properties style:line-height-at-least="0.503cm"/>
      <style:text-properties fo:color="#888c89" loext:opacity="100%" style:font-name="Droid Sans Mono" fo:font-size="10.5pt" fo:font-weight="normal" fo:background-color="#fffff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7" style:family="paragraph" style:parent-style-name="Standard">
      <style:paragraph-properties style:line-height-at-least="0.503cm"/>
      <style:text-properties fo:color="#888c89" loext:opacity="100%" style:font-name="Droid Sans Mono" fo:font-size="10.5pt" fo:font-weight="normal" fo:background-color="#fffffe"/>
    </style:style>
    <style:style style:name="T1" style:family="text">
      <style:text-properties fo:color="#9650c8" loext:opacity="100%" fo:font-weight="bold"/>
    </style:style>
    <style:style style:name="T2" style:family="text">
      <style:text-properties fo:color="#9650c8" loext:opacity="100%" fo:font-weight="bold" officeooo:rsid="00151e6d"/>
    </style:style>
    <style:style style:name="T3" style:family="text">
      <style:text-properties fo:color="#649696" loext:opacity="100%"/>
    </style:style>
    <style:style style:name="T4" style:family="text">
      <style:text-properties fo:color="#a22889" loext:opacity="100%"/>
    </style:style>
    <style:style style:name="T5" style:family="text">
      <style:text-properties fo:color="#aa8500" loext:opacity="100%"/>
    </style:style>
    <style:style style:name="T6" style:family="text">
      <style:text-properties fo:color="#008800" loext:opacity="100%" fo:font-weight="bold"/>
    </style:style>
    <style:style style:name="T7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lowchart</text:span> <text:span text:style-name="T3">TD</text:span></text:p>
      <text:p text:style-name="P3">%% Entry Point</text:p>
      <text:p text:style-name="P1"><text:span text:style-name="T4">S</text:span><text:span text:style-name="T5">[server.js]</text:span> <text:span text:style-name="T6">--&gt;</text:span> <text:span text:style-name="T4">R0</text:span><text:span text:style-name="T5">[Auth Routes]</text:span></text:p>
      <text:p text:style-name="P1"><text:span text:style-name="T4">S</text:span> <text:span text:style-name="T6">--&gt;</text:span> <text:span text:style-name="T4">R1</text:span><text:span text:style-name="T5">[User Routes]</text:span></text:p>
      <text:p text:style-name="P1"><text:span text:style-name="T4">S</text:span> <text:span text:style-name="T6">--&gt;</text:span> <text:span text:style-name="T4">R2</text:span><text:span text:style-name="T5">[Asset Routes]</text:span></text:p>
      <text:p text:style-name="P1"><text:span text:style-name="T4">S</text:span> <text:span text:style-name="T6">--&gt;</text:span> <text:span text:style-name="T4">R3</text:span><text:span text:style-name="T5">[Checklist Routes]</text:span></text:p>
      <text:p text:style-name="P1"><text:span text:style-name="T4">S</text:span> <text:span text:style-name="T6">--&gt;</text:span> <text:span text:style-name="T4">R4</text:span><text:span text:style-name="T5">[Task Routes]</text:span></text:p>
      <text:p text:style-name="P4"/>
      <text:p text:style-name="P3">%% Middlewares</text:p>
      <text:p text:style-name="P1"><text:span text:style-name="T4">AuthM</text:span><text:span text:style-name="T5">[Auth Middleware]</text:span> <text:span text:style-name="T6">--&gt;</text:span> <text:span text:style-name="T4">R0</text:span></text:p>
      <text:p text:style-name="P1"><text:span text:style-name="T4">AuthM</text:span> <text:span text:style-name="T6">--&gt;</text:span> <text:span text:style-name="T4">R1</text:span></text:p>
      <text:p text:style-name="P1"><text:span text:style-name="T4">AuthM</text:span> <text:span text:style-name="T6">--&gt;</text:span> <text:span text:style-name="T4">R2</text:span></text:p>
      <text:p text:style-name="P1"><text:span text:style-name="T4">AuthM</text:span> <text:span text:style-name="T6">--&gt;</text:span> <text:span text:style-name="T4">R3</text:span></text:p>
      <text:p text:style-name="P1"><text:span text:style-name="T4">AuthM</text:span> <text:span text:style-name="T6">--&gt;</text:span> <text:span text:style-name="T4">R4</text:span></text:p>
      <text:p text:style-name="P4"/>
      <text:p text:style-name="P1"><text:span text:style-name="T4">RBAC</text:span><text:span text:style-name="T5">[RBAC Middleware]</text:span> <text:span text:style-name="T6">--&gt;</text:span> <text:span text:style-name="T4">R1</text:span></text:p>
      <text:p text:style-name="P1"><text:span text:style-name="T4">RBAC</text:span> <text:span text:style-name="T6">--&gt;</text:span> <text:span text:style-name="T4">R2</text:span></text:p>
      <text:p text:style-name="P1"><text:span text:style-name="T4">RBAC</text:span> <text:span text:style-name="T6">--&gt;</text:span> <text:span text:style-name="T4">R3</text:span></text:p>
      <text:p text:style-name="P1"><text:span text:style-name="T4">RBAC</text:span> <text:span text:style-name="T6">--&gt;</text:span> <text:span text:style-name="T4">R4</text:span></text:p>
      <text:p text:style-name="P4"/>
      <text:p text:style-name="P3">%% Routes to Controllers</text:p>
      <text:p text:style-name="P1"><text:span text:style-name="T4">R0</text:span> <text:span text:style-name="T6">--&gt;</text:span> <text:span text:style-name="T4">AC</text:span><text:span text:style-name="T5">[Auth Controller]</text:span></text:p>
      <text:p text:style-name="P1"><text:span text:style-name="T4">R1</text:span> <text:span text:style-name="T6">--&gt;</text:span> <text:span text:style-name="T4">UC</text:span><text:span text:style-name="T5">[User Controller]</text:span></text:p>
      <text:p text:style-name="P1"><text:span text:style-name="T4">R2</text:span> <text:span text:style-name="T6">--&gt;</text:span> <text:span text:style-name="T4">AsC</text:span><text:span text:style-name="T5">[Asset Controller]</text:span></text:p>
      <text:p text:style-name="P1"><text:span text:style-name="T4">R3</text:span> <text:span text:style-name="T6">--&gt;</text:span> <text:span text:style-name="T4">ChC</text:span><text:span text:style-name="T5">[Checklist Controller]</text:span></text:p>
      <text:p text:style-name="P1"><text:span text:style-name="T4">R4</text:span> <text:span text:style-name="T6">--&gt;</text:span> <text:span text:style-name="T4">TaC</text:span><text:span text:style-name="T5">[Task Controller]</text:span></text:p>
      <text:p text:style-name="P4"/>
      <text:p text:style-name="P3">%% Controllers to Models</text:p>
      <text:p text:style-name="P1"><text:span text:style-name="T4">AC</text:span> <text:span text:style-name="T6">--&gt;</text:span> <text:span text:style-name="T4">M1</text:span><text:span text:style-name="T5">[User Model]</text:span></text:p>
      <text:p text:style-name="P1"><text:span text:style-name="T4">UC</text:span> <text:span text:style-name="T6">--&gt;</text:span> <text:span text:style-name="T4">M1</text:span></text:p>
      <text:p text:style-name="P1"><text:span text:style-name="T4">UC</text:span> <text:span text:style-name="T6">--&gt;</text:span> <text:span text:style-name="T4">M6</text:span><text:span text:style-name="T5">[AuditLog Model]</text:span></text:p>
      <text:p text:style-name="P1"><text:span text:style-name="T4">AsC</text:span> <text:span text:style-name="T6">--&gt;</text:span> <text:span text:style-name="T4">M2</text:span><text:span text:style-name="T5">[Asset Model]</text:span></text:p>
      <text:p text:style-name="P1"><text:span text:style-name="T4">AsC</text:span> <text:span text:style-name="T6">--&gt;</text:span> <text:span text:style-name="T4">M6</text:span></text:p>
      <text:p text:style-name="P1"><text:span text:style-name="T4">ChC</text:span> <text:span text:style-name="T6">--&gt;</text:span> <text:span text:style-name="T4">M3</text:span><text:span text:style-name="T5">[ChecklistTemplate Model]</text:span></text:p>
      <text:p text:style-name="P1"><text:span text:style-name="T4">ChC</text:span> <text:span text:style-name="T6">--&gt;</text:span> <text:span text:style-name="T4">M4</text:span><text:span text:style-name="T5">[ChecklistItem Model]</text:span></text:p>
      <text:p text:style-name="P1"><text:span text:style-name="T4">ChC</text:span> <text:span text:style-name="T6">--&gt;</text:span> <text:span text:style-name="T4">M6</text:span></text:p>
      <text:p text:style-name="P1"><text:span text:style-name="T4">TaC</text:span> <text:span text:style-name="T6">--&gt;</text:span> <text:span text:style-name="T4">M5</text:span><text:span text:style-name="T5">[MaintenanceTask Model]</text:span></text:p>
      <text:p text:style-name="P1"><text:span text:style-name="T4">TaC</text:span> <text:span text:style-name="T6">--&gt;</text:span> <text:span text:style-name="T4">M6</text:span></text:p>
      <text:p text:style-name="P4"/>
      <text:p text:style-name="P3">%% Models to Database</text:p>
      <text:p text:style-name="P1"><text:span text:style-name="T4">M1</text:span> <text:span text:style-name="T6">--&gt;</text:span> <text:span text:style-name="T4">DBcon</text:span><text:span text:style-name="T5">[database.js]</text:span></text:p>
      <text:p text:style-name="P1"><text:span text:style-name="T4">M2</text:span> <text:span text:style-name="T6">--&gt;</text:span> <text:span text:style-name="T4">DBcon</text:span></text:p>
      <text:p text:style-name="P1"><text:span text:style-name="T4">M3</text:span> <text:span text:style-name="T6">--&gt;</text:span> <text:span text:style-name="T4">DBcon</text:span></text:p>
      <text:p text:style-name="P1"><text:span text:style-name="T4">M4</text:span> <text:span text:style-name="T6">--&gt;</text:span> <text:span text:style-name="T4">DBcon</text:span></text:p>
      <text:p text:style-name="P1"><text:span text:style-name="T4">M5</text:span> <text:span text:style-name="T6">--&gt;</text:span> <text:span text:style-name="T4">DBcon</text:span></text:p>
      <text:p text:style-name="P1"><text:span text:style-name="T4">M6</text:span> <text:span text:style-name="T6">--&gt;</text:span> <text:span text:style-name="T4">DBcon</text:span></text:p>
      <text:p text:style-name="P1"><text:span text:style-name="T4">Div</text:span><text:span text:style-name="T5">[Division Model]</text:span> <text:span text:style-name="T6">--&gt;</text:span> <text:span text:style-name="T4">DBcon</text:span></text:p>
      <text:p text:style-name="P4"><text:soft-page-break/></text:p>
      <text:p text:style-name="P3">%% Division Relationships</text:p>
      <text:p text:style-name="P1"><text:span text:style-name="T4">M1</text:span> <text:span text:style-name="T6">-.-&gt;</text:span> <text:span text:style-name="T4">Div</text:span></text:p>
      <text:p text:style-name="P1"><text:span text:style-name="T4">M2</text:span> <text:span text:style-name="T6">-.-&gt;</text:span> <text:span text:style-name="T4">Div</text:span></text:p>
      <text:p text:style-name="P1"><text:span text:style-name="T4">M3</text:span> <text:span text:style-name="T6">-.-&gt;</text:span> <text:span text:style-name="T4">Div</text:span></text:p>
      <text:p text:style-name="P4"/>
      <text:p text:style-name="P3">%% Database Connection</text:p>
      <text:p text:style-name="P1"><text:span text:style-name="T4">DBcon</text:span> <text:span text:style-name="T6">--&gt;</text:span> <text:span text:style-name="T4">DB</text:span><text:span text:style-name="T5">[(MySQL/PostgreSQL)]</text:span></text:p>
      <text:p text:style-name="P4"/>
      <text:p text:style-name="P3">%% Indexed Fields (Represented as Annotations)</text:p>
      <text:p text:style-name="P1"><text:span text:style-name="T3">classDef</text:span> <text:span text:style-name="T4">indexed</text:span> <text:span text:style-name="T4">fill</text:span>:#<text:span text:style-name="T4">f9f</text:span>,<text:span text:style-name="T4">stroke</text:span>:#333,<text:span text:style-name="T4">stroke</text:span>-<text:span text:style-name="T4">width</text:span>:2<text:span text:style-name="T4">px</text:span><text:span text:style-name="T7">;</text:span></text:p>
      <text:p text:style-name="P1"><text:span text:style-name="T3">class</text:span> <text:span text:style-name="T4">M1</text:span>,<text:span text:style-name="T4">M2</text:span>,<text:span text:style-name="T4">M3</text:span>,<text:span text:style-name="T4">M5</text:span>,<text:span text:style-name="T4">M6</text:span> <text:span text:style-name="T4">indexed</text:span></text:p>
      <text:p text:style-name="P4"/>
      <text:p text:style-name="P3">%% Legend</text:p>
      <text:p text:style-name="P1"><text:span text:style-name="T3">classDef</text:span> <text:span text:style-name="T4">legend</text:span> <text:span text:style-name="T4">fill</text:span>:#<text:span text:style-name="T4">fff</text:span>,<text:span text:style-name="T4">stroke</text:span>:#333,<text:span text:style-name="T4">stroke</text:span>-<text:span text:style-name="T4">width</text:span>:1<text:span text:style-name="T4">px</text:span><text:span text:style-name="T7">;</text:span></text:p>
      <text:p text:style-name="P1"><text:span text:style-name="T4">L</text:span><text:span text:style-name="T5">[Legend]</text:span> <text:span text:style-name="T6">--&gt;</text:span> <text:span text:style-name="T4">LI</text:span><text:span text:style-name="T5">[Index]</text:span></text:p>
      <text:p text:style-name="P1"><text:span text:style-name="T3">class</text:span> <text:span text:style-name="T4">L</text:span>,<text:span text:style-name="T4">LI</text:span> <text:span text:style-name="T4">legend</text:span></text:p>
      <text:p text:style-name="P4"/>
      <text:p text:style-name="P3">%% Styles</text:p>
      <text:p text:style-name="P1"><text:span text:style-name="T3">classDef</text:span> <text:span text:style-name="T4">default</text:span> <text:span text:style-name="T4">fill</text:span>:#<text:span text:style-name="T4">fff</text:span>,<text:span text:style-name="T4">stroke</text:span>:#333,<text:span text:style-name="T4">stroke</text:span>-<text:span text:style-name="T4">width</text:span>:1<text:span text:style-name="T4">px</text:span><text:span text:style-name="T7">;</text:span>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09:50:52.816198952</meta:creation-date>
    <dc:date>2024-12-23T16:06:35.730439795</dc:date>
    <meta:editing-duration>PT3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230" meta:character-count="1240" meta:non-whitespace-character-count="1105"/>
  </office:meta>
</office:document-meta>
</file>